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f59" officeooo:paragraph-rsid="00095f59"/>
    </style:style>
    <style:style style:name="P2" style:family="paragraph" style:parent-style-name="Standard" style:list-style-name="L1">
      <style:text-properties officeooo:rsid="00095f59" officeooo:paragraph-rsid="00095f59"/>
    </style:style>
    <style:style style:name="P3" style:family="paragraph" style:parent-style-name="Standard" style:list-style-name="L1">
      <style:text-properties officeooo:rsid="00095f59" officeooo:paragraph-rsid="000ac682"/>
    </style:style>
    <style:style style:name="P4" style:family="paragraph" style:parent-style-name="Standard" style:list-style-name="L1">
      <style:text-properties officeooo:paragraph-rsid="00095f59"/>
    </style:style>
    <style:style style:name="P5" style:family="paragraph" style:parent-style-name="Standard" style:list-style-name="L1">
      <style:text-properties officeooo:rsid="000ac682" officeooo:paragraph-rsid="000ac682"/>
    </style:style>
    <style:style style:name="P6" style:family="paragraph" style:parent-style-name="Standard">
      <style:text-properties officeooo:rsid="000ac682" officeooo:paragraph-rsid="000ac682"/>
    </style:style>
    <style:style style:name="T1" style:family="text">
      <style:text-properties officeooo:rsid="00095f59"/>
    </style:style>
    <style:style style:name="T2" style:family="text">
      <style:text-properties officeooo:rsid="000ac6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<text:span text:style-name="T2">ac</text:span> Anglais</text:p>
      <text:p text:style-name="P1"/>
      <text:list xml:id="list5382574979971057769" text:style-name="L1">
        <text:list-item>
          <text:p text:style-name="P4"><text:span text:style-name="T1">CO – Fin Mars</text:span></text:p>
          <text:list>
            <text:list-item>
              <text:p text:style-name="P4"><text:span text:style-name="T1">¼ de la note finale</text:span></text:p>
            </text:list-item>
          </text:list>
        </text:list-item>
        <text:list-item>
          <text:p text:style-name="P2">EO – Mai</text:p>
          <text:list>
            <text:list-item>
              <text:p text:style-name="P2">10 minutes préparation</text:p>
            </text:list-item>
            <text:list-item>
              <text:p text:style-name="P2">10 minutes passage</text:p>
            </text:list-item>
            <text:list-item>
              <text:p text:style-name="P5">Ça se passe à peu près comme au Bac oral de Français</text:p>
            </text:list-item>
            <text:list-item>
              <text:p text:style-name="P2">On tire au sort une notion sur les 4</text:p>
            </text:list-item>
            <text:list-item>
              <text:p text:style-name="P2">Plan</text:p>
              <text:list>
                <text:list-item>
                  <text:p text:style-name="P3">Introduction de la notion en quelques phrases</text:p>
                </text:list-item>
                <text:list-item>
                  <text:p text:style-name="P3">Définition des thèmes</text:p>
                </text:list-item>
                <text:list-item>
                  <text:p text:style-name="P3">Annonce de la problématique</text:p>
                </text:list-item>
                <text:list-item>
                  <text:p text:style-name="P3">Annonce du plan <text:span text:style-name="T2">(2 parties)</text:span></text:p>
                </text:list-item>
              </text:list>
            </text:list-item>
            <text:list-item>
              <text:p text:style-name="P5">¼ de la note finale</text:p>
            </text:list-item>
          </text:list>
        </text:list-item>
        <text:list-item>
          <text:p text:style-name="P5">L’écrit – Juin</text:p>
          <text:list>
            <text:list-item>
              <text:p text:style-name="P5">½ de la note finale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4:38:33.987000000</meta:creation-date>
    <dc:date>2018-09-06T14:58:29.417000000</dc:date>
    <meta:editing-duration>PT9M45S</meta:editing-duration>
    <meta:editing-cycles>1</meta:editing-cycles>
    <meta:document-statistic meta:table-count="0" meta:image-count="0" meta:object-count="0" meta:page-count="1" meta:paragraph-count="16" meta:word-count="86" meta:character-count="370" meta:non-whitespace-character-count="312"/>
    <meta:generator>LibreOffice/5.1.6.2$Windows_x86 LibreOffice_project/07ac168c60a517dba0f0d7bc7540f5afa45f0909</meta:generator>
  </office:meta>
</office:document-meta>
</file>